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85a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085a5" style:font-weight-asian="bold" style:font-weight-complex="bold"/>
    </style:style>
    <style:style style:name="P4" style:family="paragraph" style:parent-style-name="Standard">
      <style:text-properties officeooo:rsid="0011aec5" officeooo:paragraph-rsid="0011aec5"/>
    </style:style>
    <style:style style:name="P5" style:family="paragraph" style:parent-style-name="Standard">
      <style:text-properties officeooo:paragraph-rsid="00130c74"/>
    </style:style>
    <style:style style:name="P6" style:family="paragraph" style:parent-style-name="Standard">
      <style:text-properties officeooo:rsid="0013daef" officeooo:paragraph-rsid="0013daef"/>
    </style:style>
    <style:style style:name="P7" style:family="paragraph" style:parent-style-name="Standard">
      <style:text-properties fo:font-weight="bold" officeooo:paragraph-rsid="001085a5" style:font-weight-asian="bold" style:font-weight-complex="bold"/>
    </style:style>
    <style:style style:name="P8" style:family="paragraph" style:parent-style-name="Standard">
      <style:text-properties fo:font-weight="bold" officeooo:paragraph-rsid="0016aede" style:font-weight-asian="bold" style:font-weight-complex="bold"/>
    </style:style>
    <style:style style:name="P9" style:family="paragraph" style:parent-style-name="Standard">
      <style:text-properties fo:font-weight="bold" officeooo:rsid="0016aede" officeooo:paragraph-rsid="0016aede" style:font-weight-asian="bold" style:font-weight-complex="bold"/>
    </style:style>
    <style:style style:name="P10" style:family="paragraph" style:parent-style-name="Standard">
      <style:text-properties fo:font-weight="bold" officeooo:rsid="0016aede" officeooo:paragraph-rsid="0017f7e3" style:font-weight-asian="bold" style:font-weight-complex="bold"/>
    </style:style>
    <style:style style:name="P11" style:family="paragraph" style:parent-style-name="Standard">
      <style:text-properties fo:font-weight="bold" officeooo:rsid="0016aede" officeooo:paragraph-rsid="00193714" style:font-weight-asian="bold" style:font-weight-complex="bold"/>
    </style:style>
    <style:style style:name="P12" style:family="paragraph" style:parent-style-name="Standard">
      <style:text-properties fo:font-weight="bold" officeooo:paragraph-rsid="00193714" style:font-weight-asian="bold" style:font-weight-complex="bold"/>
    </style:style>
    <style:style style:name="P13" style:family="paragraph" style:parent-style-name="Standard">
      <style:text-properties officeooo:paragraph-rsid="001085a5"/>
    </style:style>
    <style:style style:name="P14" style:family="paragraph" style:parent-style-name="Standard">
      <style:text-properties officeooo:rsid="0016aede" officeooo:paragraph-rsid="00193714"/>
    </style:style>
    <style:style style:name="T1" style:family="text">
      <style:text-properties fo:font-style="italic" officeooo:rsid="0010e196" style:font-style-asian="italic" style:font-style-complex="italic"/>
    </style:style>
    <style:style style:name="T2" style:family="text">
      <style:text-properties fo:font-style="italic" officeooo:rsid="00130c74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0e196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30c7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1aec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9371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10e196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officeooo:rsid="00130c74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e196" style:font-weight-asian="bold" style:font-weight-complex="bold"/>
    </style:style>
    <style:style style:name="T13" style:family="text">
      <style:text-properties officeooo:rsid="0010e196"/>
    </style:style>
    <style:style style:name="T14" style:family="text">
      <style:text-properties officeooo:rsid="0011aec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0c74" style:font-weight-asian="normal" style:font-weight-complex="normal"/>
    </style:style>
    <style:style style:name="T17" style:family="text">
      <style:text-properties fo:font-weight="normal" officeooo:rsid="0011aec5" style:font-weight-asian="normal" style:font-weight-complex="normal"/>
    </style:style>
    <style:style style:name="T18" style:family="text">
      <style:text-properties fo:font-weight="normal" officeooo:rsid="0017f7e3" style:font-weight-asian="normal" style:font-weight-complex="normal"/>
    </style:style>
    <style:style style:name="T19" style:family="text">
      <style:text-properties fo:font-weight="normal" officeooo:rsid="00193714" style:font-weight-asian="normal" style:font-weight-complex="normal"/>
    </style:style>
    <style:style style:name="T20" style:family="text">
      <style:text-properties officeooo:rsid="00130c74"/>
    </style:style>
    <style:style style:name="T21" style:family="text">
      <style:text-properties officeooo:rsid="0016aede"/>
    </style:style>
    <style:style style:name="T22" style:family="text">
      <style:text-properties officeooo:rsid="00193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..:: Para conhecimento ::..</text:p>
      <text:p text:style-name="P1"/>
      <text:p text:style-name="P1"><text:span text:style-name="T9">Local:</text:span> <text:span text:style-name="T12">Me</text:span><text:span text:style-name="T1">Tube</text:span><text:span text:style-name="T13">! - Tela de login</text:span></text:p>
      <text:p text:style-name="P1"/>
      <text:p text:style-name="P1"><text:span text:style-name="T11">Funcionalidade:</text:span> <text:span text:style-name="T13">Fazer uma tela de login com senha.</text:span></text:p>
      <text:p text:style-name="P1"><text:span text:style-name="T11">Texto Adicional:</text:span> <text:span text:style-name="T13">Além dos campos de login e senha, também será necessário adicionar um </text:span><text:span text:style-name="T3">link</text:span><text:span text:style-name="T13"> para caso o usuário esqueça a senha e outro </text:span><text:span text:style-name="T3">link</text:span><text:span text:style-name="T13"> para o caso </text:span><text:span text:style-name="T14">de o usuário </text:span><text:span text:style-name="T13">não ter uma conta </text:span><text:span text:style-name="T12">Me</text:span><text:span text:style-name="T1">Tube</text:span><text:span text:style-name="T13">! </text:span><text:span text:style-name="T14">com os devidos textos de auxílio.</text:span></text:p>
      <text:p text:style-name="P1"/>
      <text:p text:style-name="P1"><text:span text:style-name="T11">SENDO</text:span> <text:span text:style-name="T13">o usuário padrão</text:span></text:p>
      <text:p text:style-name="P1"><text:span text:style-name="T11">POSSO</text:span> <text:span text:style-name="T13">fazer login utilizando meu usuário e senha</text:span></text:p>
      <text:p text:style-name="P1"><text:span text:style-name="T11">PARA QUE </text:span><text:span text:style-name="T13">possa acessar o aplicativo em sí</text:span></text:p>
      <text:p text:style-name="P1"/>
      <text:p text:style-name="P3">Cenário 1 - <text:span text:style-name="T13">Fazendo login</text:span></text:p>
      <text:p text:style-name="P1"><text:span text:style-name="T11">Dado que</text:span> <text:span text:style-name="T14">o usuário abra o aplicativo e não esteja logado antes</text:span></text:p>
      <text:p text:style-name="P1"><text:span text:style-name="T11">Quando</text:span> <text:span text:style-name="T14">clicar nos campos de login e senha, o teclado deverá aparecer para que o usuário possa digitar as informações</text:span></text:p>
      <text:p text:style-name="P4"><text:span text:style-name="T11">E</text:span> se forem validadas as informações para alguma conta existente no sistema e o usuário clica<text:span text:style-name="T20">r</text:span> no botão “<text:span text:style-name="T5">Entrar</text:span>”</text:p>
      <text:p text:style-name="P1"><text:span text:style-name="T11">Então</text:span> <text:span text:style-name="T14">o aplicativo levará o usuário até tela “</text:span><text:span text:style-name="T6">Home</text:span><text:span text:style-name="T14">” do perfil do mesmo.</text:span></text:p>
      <text:p text:style-name="P1"/>
      <text:p text:style-name="P8">Cenário <text:span text:style-name="T21">2</text:span> – <text:span text:style-name="T21">Dados errados</text:span></text:p>
      <text:p text:style-name="P9">Dado que <text:span text:style-name="T15">o usuário abra o</text:span><text:span text:style-name="T17"> aplicativo e não esteja logado antes</text:span></text:p>
      <text:p text:style-name="P10"><text:span text:style-name="T14">Q</text:span>uando <text:span text:style-name="T18">clicar nos campos de login e senha, </text:span><text:span text:style-name="T17">o teclado deverá aparecer para que o usuário possa digitar as informações</text:span></text:p>
      <text:p text:style-name="P9">E <text:span text:style-name="T18">se as informações não forem conferirem com alguma conta existente no sistema</text:span></text:p>
      <text:p text:style-name="P9">Então <text:span text:style-name="T19">o aplicativo mostrara uma mensagem de erro ao usuário.</text:span></text:p>
      <text:p text:style-name="P9"><text:span text:style-name="T19"/></text:p>
      <text:p text:style-name="P12">Cenário <text:span text:style-name="T22">3</text:span> – <text:span text:style-name="T22">Usuário logado</text:span></text:p>
      <text:p text:style-name="P11">Dado que <text:span text:style-name="T15">o usuário abra o</text:span><text:span text:style-name="T17"> aplicativo e </text:span><text:span text:style-name="T19">esteja logado</text:span></text:p>
      <text:p text:style-name="P11"><text:span text:style-name="T14">Q</text:span>uando <text:span text:style-name="T19">o usuário clicar para abrir o aplicativo</text:span></text:p>
      <text:p text:style-name="P14"><text:span text:style-name="T11">Então</text:span><text:span text:style-name="T15"> </text:span><text:span text:style-name="T19">o aplicativo levará o usuário até a tela “</text:span><text:span text:style-name="T7">Home</text:span><text:span text:style-name="T19">” do perfil do mesmo.</text:span></text:p>
      <text:p text:style-name="P4"/>
      <text:p text:style-name="P4"/>
      <text:p text:style-name="P6">1. Todos os campos devem ser preenchidos para a realização do login, caso contrário uma mensagem de erro deve ser exibida.</text:p>
      <text:p text:style-name="P6"/>
      <text:p text:style-name="P6">2. O campo senha deverá ter uma máscara durante a digitação.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..:: Para conhecimento ::..</text:p>
      <text:p text:style-name="Standard"/>
      <text:p text:style-name="Standard"/>
      <text:p text:style-name="Standard"><text:span text:style-name="T11">LOCAL: </text:span><text:span text:style-name="T12">Me</text:span><text:span text:style-name="T8">Tube</text:span><text:span text:style-name="T12">! - </text:span><text:span text:style-name="T16">Tela de Login &gt; Redefinição de Senha</text:span></text:p>
      <text:p text:style-name="Standard"/>
      <text:p text:style-name="P2">PRÉ-CONDIÇÕES:</text:p>
      <text:p text:style-name="Standard">• Identifique o que deve estar configurado no ambiente para</text:p>
      <text:p text:style-name="Standard">que o problema possa ser repetido;</text:p>
      <text:p text:style-name="Standard">• Pode ser uma lista de configurações a serem marcadas;</text:p>
      <text:p text:style-name="Standard">• Ou simplesmente a indicação de que uma base de dados específica</text:p>
      <text:p text:style-name="Standard">deve ser usada.</text:p>
      <text:p text:style-name="Standard"/>
      <text:p text:style-name="P2">PASSOS PARA REPRODUÇÃO DO ERRO:</text:p>
      <text:p text:style-name="Standard">1) <text:span text:style-name="T20">Abra o aplicativo sem estar logado;</text:span></text:p>
      <text:p text:style-name="Standard">2) <text:span text:style-name="T20">Na tela de login, clique no link para “</text:span><text:span text:style-name="T2">redefinir senha”;</text:span></text:p>
      <text:p text:style-name="Standard">3) <text:span text:style-name="T20">Na tela de “</text:span><text:span text:style-name="T2">Redefinição de Senha</text:span><text:span text:style-name="T20">”, preencha os campos “E-mail de recuperação de senha” e “Confirmação de e-mail” com qualquer e-mail;</text:span></text:p>
      <text:p text:style-name="Standard">4) <text:span text:style-name="T20">Clique em “Enviar e-mail”;</text:span></text:p>
      <text:p text:style-name="Standard"/>
      <text:p text:style-name="Standard"><text:span text:style-name="T11">ERRO: </text:span><text:span text:style-name="T16">O botão “Enviar e-mail” não está devidamente programado e não realiza a interação que deveria fazer.</text:span></text:p>
      <text:p text:style-name="Standard"/>
      <text:p text:style-name="Standard"><text:span text:style-name="T11">SITUAÇÃO DESEJADA: </text:span><text:span text:style-name="T16">Ao clicar no botão “Enviar e-mail” um e-mail com o </text:span><text:span text:style-name="T4">link</text:span><text:span text:style-name="T10"> de redefinição de senha deve ser enviado ao e-mail inserido pelo usuário nos campos anteriores.</text:span></text:p>
      <text:p text:style-name="Standard"/>
      <text:p text:style-name="Standard"/>
      <text:p text:style-name="Standard">Critérios de Aceitação</text:p>
      <text:p text:style-name="Standard"/>
      <text:p text:style-name="P6">1. Todos os campos devem ser preenchidos para a realização da redefinição de senha, caso contrário uma mensagem de erro deve ser exibida.</text:p>
      <text:p text:style-name="P6"/>
      <text:p text:style-name="P6">2. O e-mail digitado deve ser idêntico nos dois campos para que o e-mail de redefinição possa ser envi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1:15:49.534000000</meta:creation-date>
    <dc:date>2022-05-06T14:23:31.686000000</dc:date>
    <meta:editing-duration>PT1H36M1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1" meta:word-count="472" meta:character-count="2705" meta:non-whitespace-character-count="2272"/>
  </office:meta>
</office:document-meta>
</file>